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
      <style:paragraph-properties style:text-autospace="none"/>
    </style:style>
    <style:style style:name="P6" style:family="paragraph" style:parent-style-name="Standard" style:list-style-name="L4">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7" style:family="paragraph" style:parent-style-name="Standard" style:list-style-name="L4">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8" style:family="paragraph" style:parent-style-name="Standard">
      <style:paragraph-properties fo:margin-top="0in" fo:margin-bottom="0.139in" fo:line-height="115%" style:text-autospace="none"/>
      <style:text-properties fo:font-weight="bold" style:font-weight-asian="bold" style:font-weight-complex="bold"/>
    </style:style>
    <style:style style:name="P9"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10"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1"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2"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13" style:family="paragraph" style:parent-style-name="Standard">
      <style:paragraph-properties fo:margin-left="0.3543in" fo:margin-right="0in" fo:margin-top="0in" fo:margin-bottom="0.139in" fo:line-height="115%" fo:text-indent="0in" style:auto-text-indent="false" style:text-autospace="none"/>
    </style:style>
    <style:style style:name="P14"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style>
    <style:style style:name="P15"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16" style:family="paragraph" style:parent-style-name="Standard">
      <style:paragraph-properties fo:margin-left="0.3646in" fo:margin-right="0in" fo:margin-top="0in" fo:margin-bottom="0.139in" fo:line-height="115%" fo:text-indent="0in" style:auto-text-indent="false" style:text-autospace="none"/>
    </style:style>
    <style:style style:name="P17"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18"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19" style:family="paragraph" style:parent-style-name="Standard">
      <style:paragraph-properties fo:margin-left="0.3646in" fo:margin-right="0.1874in" fo:margin-top="0in" fo:margin-bottom="0.139in" fo:line-height="115%" fo:text-indent="0in" style:auto-text-indent="false" style:text-autospace="none"/>
    </style:style>
    <style:style style:name="P20"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21"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2" style:family="paragraph" style:parent-style-name="Standard">
      <style:paragraph-properties fo:margin-left="0.3646in" fo:margin-right="0.2083in" fo:margin-top="0in" fo:margin-bottom="0.139in" fo:line-height="115%" fo:text-indent="0in" style:auto-text-indent="false" style:text-autospace="none"/>
    </style:style>
    <style:style style:name="P23"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24" style:family="paragraph" style:parent-style-name="Standard">
      <style:paragraph-properties fo:margin-left="0.3752in" fo:margin-right="0in" fo:margin-top="0in" fo:margin-bottom="0.139in" fo:line-height="115%" fo:text-indent="0in" style:auto-text-indent="false" style:text-autospace="none"/>
    </style:style>
    <style:style style:name="P25"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26"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7"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8"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29"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0"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1"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2"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3"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5"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36" style:family="paragraph" style:parent-style-name="Standard">
      <style:paragraph-properties fo:margin-left="0.302in" fo:margin-right="0.2602in" fo:margin-top="0in" fo:margin-bottom="0.139in" fo:line-height="115%" fo:text-indent="0in" style:auto-text-indent="false" style:text-autospace="none"/>
    </style:style>
    <style:style style:name="P37"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P38" style:family="paragraph" style:parent-style-name="Standard">
      <style:paragraph-properties fo:margin-left="0.302in" fo:margin-right="0.2602in" fo:margin-top="0in" fo:margin-bottom="0.139in" fo:line-height="100%" fo:text-indent="0in" style:auto-text-indent="false" style:text-autospace="none"/>
    </style:style>
    <style:style style:name="T1" style:family="text">
      <style:text-properties fo:color="#000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 style:family="text">
      <style:text-properties fo:color="#00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 style:family="text">
      <style:text-properties fo:color="#00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 style:family="text">
      <style:text-properties fo:color="#000000" style:font-name="Consolas1" fo:font-size="9.5pt" fo:language="en" fo:country="US" fo:font-style="italic" fo:font-weight="bold" style:font-name-asian="Consolas1" style:font-size-asian="9.5pt" style:font-style-asian="italic" style:font-weight-asian="bold" style:font-name-complex="Consolas1" style:font-size-complex="9.5pt" style:font-style-complex="italic" style:font-weight-complex="bold"/>
    </style:style>
    <style:style style:name="T5" style:family="text">
      <style:text-properties fo:color="#000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 style:family="text">
      <style:text-properties fo:color="#000000" style:font-name="Consolas1" fo:font-size="9.5pt" fo:language="uk" fo:country="UA"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7" style:family="text">
      <style:text-properties fo:color="#000000" style:font-name="Consolas1" fo:font-size="9.5pt" style:font-name-asian="Consolas1" style:font-size-asian="9.5pt" style:font-name-complex="Consolas1" style:font-size-complex="9.5pt"/>
    </style:style>
    <style:style style:name="T8" style:family="text">
      <style:text-properties fo:color="#000000" style:font-name="Consolas1" fo:font-size="9.5pt" fo:font-style="normal" style:font-name-asian="Consolas1" style:font-size-asian="9.5pt" style:font-style-asian="normal" style:font-name-complex="Consolas1" style:font-size-complex="9.5pt" style:font-style-complex="normal"/>
    </style:style>
    <style:style style:name="T9" style:family="text">
      <style:text-properties fo:font-weight="bold" style:font-weight-asian="bold" style:font-weight-complex="bold"/>
    </style:style>
    <style:style style:name="T10" style:family="text">
      <style:text-properties fo:color="#88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1" style:family="text">
      <style:text-properties fo:color="#880000" style:font-name="Consolas1" fo:font-size="9.5pt" fo:font-style="italic" style:font-name-asian="Consolas1" style:font-size-asian="9.5pt" style:font-style-asian="italic" style:font-name-complex="Consolas1" style:font-size-complex="9.5pt" style:font-style-complex="italic"/>
    </style:style>
    <style:style style:name="T12" style:family="text">
      <style:text-properties fo:color="#88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3" style:family="text">
      <style:text-properties style:font-name="Calibri" fo:font-size="11pt" fo:language="ru" fo:country="RU" style:font-name-asian="Calibri" style:font-size-asian="11pt" style:font-name-complex="Calibri" style:font-size-complex="11pt"/>
    </style:style>
    <style:style style:name="T14"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15"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16"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17" style:family="text">
      <style:text-properties style:font-name="Calibri" fo:font-size="11pt" fo:language="uk" fo:country="UA" style:font-name-asian="Calibri" style:font-size-asian="11pt" style:font-name-complex="Calibri" style:font-size-complex="11pt"/>
    </style:style>
    <style:style style:name="T18" style:family="text">
      <style:text-properties style:font-name="Calibri" fo:font-size="11pt" fo:language="en" fo:country="US" style:font-name-asian="Calibri" style:font-size-asian="11pt" style:font-name-complex="Calibri" style:font-size-complex="11pt"/>
    </style:style>
    <style:style style:name="T19"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0"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1" style:family="text">
      <style:text-properties style:font-name="Calibri" fo:language="ru" fo:country="RU" style:font-name-asian="Calibri" style:font-name-complex="Calibri"/>
    </style:style>
    <style:style style:name="T22" style:family="text">
      <style:text-properties style:font-name="Calibri" fo:language="en" fo:country="US" style:font-name-asian="Calibri" style:font-name-complex="Calibri"/>
    </style:style>
    <style:style style:name="T23" style:family="text">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4" style:family="text">
      <style:text-properties fo:color="#0000ff"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5" style:family="text">
      <style:text-properties fo:color="#0000ff" style:font-name="Consolas1" fo:font-size="9.5pt" style:font-name-asian="Consolas1" style:font-size-asian="9.5pt" style:font-name-complex="Consolas1" style:font-size-complex="9.5pt"/>
    </style:style>
    <style:style style:name="T26" style:family="text">
      <style:text-properties fo:color="#0000ff"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7" style:family="text">
      <style:text-properties fo:color="#0000ff"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8" style:family="text">
      <style:text-properties fo:color="#0000ff" style:font-name="Consolas1" fo:font-size="9.5pt" fo:font-style="italic" style:font-name-asian="Consolas1" style:font-size-asian="9.5pt" style:font-style-asian="italic" style:font-name-complex="Consolas1" style:font-size-complex="9.5pt" style:font-style-complex="italic"/>
    </style:style>
    <style:style style:name="T29" style:family="text">
      <style:text-properties fo:color="#0000ff" style:font-name="Consolas1" fo:font-size="9.5pt" fo:font-style="normal" style:font-name-asian="Consolas1" style:font-size-asian="9.5pt" style:font-style-asian="normal" style:font-name-complex="Consolas1" style:font-size-complex="9.5pt" style:font-style-complex="normal"/>
    </style:style>
    <style:style style:name="T30" style:family="text">
      <style:text-properties fo:color="#000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1" style:family="text">
      <style:text-properties fo:color="#00008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2" style:family="text">
      <style:text-properties fo:color="#000080" style:font-name="Consolas1" fo:font-size="9.5pt" style:font-name-asian="Consolas1" style:font-size-asian="9.5pt" style:font-name-complex="Consolas1" style:font-size-complex="9.5pt"/>
    </style:style>
    <style:style style:name="T33" style:family="text">
      <style:text-properties fo:color="#00008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4" style:family="text">
      <style:text-properties fo:color="#000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5" style:family="text">
      <style:text-properties fo:color="#000080" style:font-name="Consolas1" fo:font-size="9.5pt" fo:font-style="normal" style:font-name-asian="Consolas1" style:font-size-asian="9.5pt" style:font-style-asian="normal" style:font-name-complex="Consolas1" style:font-size-complex="9.5pt" style:font-style-complex="normal"/>
    </style:style>
    <style:style style:name="T36" style:family="text">
      <style:text-properties fo:color="#000080" style:font-name="Consolas1" fo:font-size="9.5pt" fo:font-style="italic" style:font-name-asian="Consolas1" style:font-size-asian="9.5pt" style:font-style-asian="italic" style:font-name-complex="Consolas1" style:font-size-complex="9.5pt" style:font-style-complex="italic"/>
    </style:style>
    <style:style style:name="T37" style:family="text">
      <style:text-properties fo:color="#a31515"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8" style:family="text">
      <style:text-properties fo:color="#a31515" style:font-name="Consolas1" fo:font-size="9.5pt" style:font-name-asian="Consolas1" style:font-size-asian="9.5pt" style:font-name-complex="Consolas1" style:font-size-complex="9.5pt"/>
    </style:style>
    <style:style style:name="T39" style:family="text">
      <style:text-properties fo:color="#a31515"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0" style:family="text">
      <style:text-properties fo:color="#a31515"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1" style:family="text">
      <style:text-properties fo:color="#a31515" style:font-name="Consolas1" fo:font-size="9.5pt" fo:font-style="normal" style:font-name-asian="Consolas1" style:font-size-asian="9.5pt" style:font-style-asian="normal" style:font-name-complex="Consolas1" style:font-size-complex="9.5pt" style:font-style-complex="normal"/>
    </style:style>
    <style:style style:name="T42" style:family="text">
      <style:text-properties fo:color="#008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3" style:family="text">
      <style:text-properties fo:color="#008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4"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45"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46"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47"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48"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49" style:family="text">
      <style:text-properties fo:color="#008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50" style:family="text">
      <style:text-properties fo:color="#008080" style:font-name="Consolas1" fo:font-size="9.5pt" fo:font-style="normal" style:font-name-asian="Consolas1" style:font-size-asian="9.5pt" style:font-style-asian="normal" style:font-name-complex="Consolas1" style:font-size-complex="9.5pt" style:font-style-complex="normal"/>
    </style:style>
    <style:style style:name="T51" style:family="text">
      <style:text-properties fo:color="#008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52" style:family="text">
      <style:text-properties fo:color="#009900"/>
    </style:style>
    <style:style style:name="T53" style:family="text">
      <style:text-properties fo:language="uk" fo:country="UA"/>
    </style:style>
    <style:style style:name="T54" style:family="text">
      <style:text-properties fo:language="uk" fo:country="UA" fo:font-style="italic" style:font-style-asian="italic" style:font-style-complex="italic"/>
    </style:style>
    <style:style style:name="T55" style:family="text">
      <style:text-properties fo:language="uk" fo:country="UA" fo:background-color="transparent"/>
    </style:style>
    <style:style style:name="T56" style:family="text">
      <style:text-properties fo:language="en" fo:country="US"/>
    </style:style>
    <style:style style:name="T57" style:family="text">
      <style:text-properties fo:language="en" fo:country="US" fo:font-weight="bold" style:font-weight-asian="bold" style:font-weight-complex="bold"/>
    </style:style>
    <style:style style:name="T58" style:family="text">
      <style:text-properties fo:language="en" fo:country="US" fo:font-style="italic" style:font-style-asian="italic" style:font-style-complex="italic"/>
    </style:style>
    <style:style style:name="T59" style:family="text">
      <style:text-properties fo:language="en" fo:country="US" fo:background-color="transparent"/>
    </style:style>
    <style:style style:name="T60" style:family="text">
      <style:text-properties fo:language="ru" fo:country="RU" fo:background-color="#66ccff"/>
    </style:style>
    <style:style style:name="T61" style:family="text">
      <style:text-properties fo:language="ru" fo:country="RU" fo:background-color="transparent"/>
    </style:style>
    <style:style style:name="T62" style:family="text">
      <style:text-properties fo:background-color="#66ccff"/>
    </style:style>
    <style:style style:name="T63" style:family="text">
      <style:text-properties fo:background-color="#ffccff"/>
    </style:style>
    <style:style style:name="T64" style:family="text">
      <style:text-properties fo:background-color="#b2b2b2"/>
    </style:style>
    <style:style style:name="T65" style:family="text">
      <style:text-properties fo:color="#a000a0" style:font-name="Consolas1" fo:font-size="9.5pt" fo:font-style="italic" style:font-name-asian="Consolas1" style:font-size-asian="9.5pt" style:font-style-asian="italic" style:font-name-complex="Consolas1" style:font-size-complex="9.5pt" style:font-style-complex="italic"/>
    </style:style>
    <style:style style:name="T66" style:family="text">
      <style:text-properties fo:font-style="italic" style:font-style-asian="italic" style:font-style-complex="italic"/>
    </style:style>
    <style:style style:name="T67" style:family="text">
      <style:text-properties fo:font-size="14pt" fo:language="en" fo:country="US" fo:background-color="#ffccff" style:font-size-asian="14pt" style:font-size-complex="14pt"/>
    </style:style>
    <style:style style:name="T68" style:family="text">
      <style:text-properties fo:font-size="14pt" fo:language="en" fo:country="US" fo:background-color="#b2b2b2" style:font-size-asian="14pt" style:font-size-complex="14pt"/>
    </style:style>
    <style:style style:name="T69" style:family="text">
      <style:text-properties fo:font-size="14pt" fo:language="en" fo:country="US" fo:background-color="#66ccff" style:font-size-asian="14pt" style:font-size-complex="14pt"/>
    </style:style>
    <style:style style:name="T70" style:family="text">
      <style:text-properties fo:background-color="transparent"/>
    </style:style>
    <style:style style:name="T71" style:family="text">
      <style:text-properties fo:font-size="11pt" fo:language="ru" fo:country="RU" fo:background-color="transparent" style:font-size-asian="11pt" style:font-size-complex="11pt"/>
    </style:style>
    <style:style style:name="T72" style:family="text">
      <style:text-properties fo:font-size="11pt" fo:background-color="transparent" style:font-size-asian="11pt" style:font-size-complex="11pt"/>
    </style:style>
    <style:style style:name="T73" style:family="text">
      <style:text-properties fo:font-size="11pt" fo:language="uk" fo:country="UA" fo:background-color="transparent" style:font-size-asian="11pt" style:font-size-complex="11pt"/>
    </style:style>
    <style:style style:name="T74" style:family="text">
      <style:text-properties fo:font-size="11pt" fo:font-style="italic" fo:background-color="transparent" style:font-size-asian="11pt" style:font-style-asian="italic" style:font-size-complex="11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1"/></text:p>
      <text:p text:style-name="P4"><text:span text:style-name="T21">Константы в языке </text:span><text:span text:style-name="T22">C / </text:span><text:span text:style-name="T21">С++</text:span></text:p>
      <text:p text:style-name="P4"><text:span text:style-name="T21"/></text:p>
      <text:list xml:id="list1226640645394041341" text:style-name="L4">
        <text:list-item>
          <text:p text:style-name="P6">константные значения и литералы</text:p>
        </text:list-item>
        <text:list-item>
          <text:p text:style-name="P6">ссылки и указатели</text:p>
        </text:list-item>
        <text:list-item>
          <text:p text:style-name="P6">константы как члены класса</text:p>
        </text:list-item>
        <text:list-item>
          <text:p text:style-name="P6">global const vs macro</text:p>
        </text:list-item>
        <text:list-item>
          <text:p text:style-name="P6">константы в памяти</text:p>
        </text:list-item>
        <text:list-item>
          <text:p text:style-name="P6">static const</text:p>
        </text:list-item>
        <text:list-item>
          <text:p text:style-name="P6">const methods</text:p>
        </text:list-item>
        <text:list-item>
          <text:p text:style-name="P6">const parameters</text:p>
        </text:list-item>
        <text:list-item>
          <text:p text:style-name="P6">const this</text:p>
        </text:list-item>
        <text:list-item>
          <text:p text:style-name="P6">delete this</text:p>
        </text:list-item>
        <text:list-item>
          <text:p text:style-name="P6">pimpl</text:p>
        </text:list-item>
        <text:list-item>
          <text:p text:style-name="P6">mutual &amp; const</text:p>
        </text:list-item>
        <text:list-item>
          <text:p text:style-name="P6">const in UML</text:p>
        </text:list-item>
        <text:list-item>
          <text:p text:style-name="P6">STL &amp; operator overloading</text:p>
        </text:list-item>
        <text:list-item>
          <text:p text:style-name="P7">templates</text:p>
        </text:list-item>
        <text:list-item>
          <text:p text:style-name="P7">ROM memory</text:p>
        </text:list-item>
      </text:list>
      <text:p text:style-name="P9"><text:tab/><text:tab/><text:span text:style-name="T52">/* I swear not to change this variable*/</text:span></text:p>
      <text:p text:style-name="P10"><text:span text:style-name="T18"><text:tab/></text:span><text:span text:style-name="T13">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10"><text:span text:style-name="T18"><text:tab/></text:span><text:span text:style-name="T13">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18">беpпрепрятственно</text:span><text:span text:style-name="T13">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text:span><text:soft-page-break/><text:span text:style-name="T13">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14"><text:span text:style-name="T18"><text:tab/></text:span></text:p>
      <text:p text:style-name="P15"><text:span text:style-name="T18"/></text:p>
      <text:p text:style-name="P15"><text:span text:style-name="T18"><text:tab/></text:span><text:span text:style-name="T13">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18">,</text:span><text:span text:style-name="T13">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18">, </text:span><text:span text:style-name="T13">воспринимайте </text:span><text:span text:style-name="T18">const </text:span><text:span text:style-name="T13">как часть документации. Код изобилующий </text:span><text:span text:style-name="T18">const </text:span><text:span text:style-name="T13">легче читается</text:span><text:span text:style-name="T18">, воспринимается</text:span><text:span text:style-name="T13"> и модифицируется. Как следствие, это </text:span><text:span text:style-name="T17">о</text:span><text:span text:style-name="T13">блегчает понимание проектных решений заложенных вами. И усложняет другим <text:s/>задачу совершить непреднамеренную ошибку в вашем коде.</text:span></text:p>
      <text:p text:style-name="P17"><text:span text:style-name="T18"><text:tab/></text:span><text:span text:style-name="T13">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17"><text:span text:style-name="T18"><text:tab/></text:span><text:span text:style-name="T13">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20"><text:span text:style-name="T18"><text:tab/></text:span><text:span text:style-name="T13">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19"><text:span text:style-name="T18"><text:tab/></text:span><text:span text:style-name="T13">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18"> </text:span><text:span text:style-name="T13">В примерах я постараюсь затронуть аспекты использования в таких языках как С++ и Java.</text:span></text:p>
      <text:p text:style-name="P1"><text:span text:style-name="T18"><text:tab/></text:span><text:span text:style-name="T13">Начнем, пожалуй, из самого простого применения констант, а именно константных данных.</text:span><text:span text:style-name="T18"> </text:span></text:p>
      <text:p text:style-name="P21">Константные литералы.</text:p>
      <text:p text:style-name="P22"><text:span text:style-name="T14">Литерал это последовательность одного или больше символов заключенных в двойные скобки </text:span><text:span text:style-name="T16">и последующим символом </text:span><text:span text:style-name="T19">'</text:span><text:span text:style-name="T20">\0</text:span><text:span text:style-name="T19">' </text:span><text:span text:style-name="T14">в конце. Существует различие между <text:s/>литералами в </text:span><text:span text:style-name="T16">С и С++</text:span><text:span text:style-name="T14">. <text:s/>В С </text:span><text:span text:style-name="T16">литерал </text:span><text:span text:style-name="T14">это массив </text:span><text:span text:style-name="T19">char, </text:span><text:span text:style-name="T14">в С++ </text:span><text:span text:style-name="T19">const char </text:span><text:span text:style-name="T14">(</text:span><text:span text:style-name="T19">wchar_t</text:span><text:span text:style-name="T14">)</text:span><text:span text:style-name="T19">. </text:span><text:span text:style-name="T14">Соответственно модификация литерала</text:span><text:span text:style-name="T19"> </text:span><text:span text:style-name="T14">в С++</text:span><text:span text:style-name="T19">, </text:span><text:span text:style-name="T14">в отличии от </text:span><text:span text:style-name="T16">С</text:span><text:span text:style-name="T19">, </text:span><text:span text:style-name="T14">запрещена и может вызвать </text:span><text:span text:style-name="T19">Undefined behavior (</text:span><text:span text:style-name="T14">далее </text:span><text:span text:style-name="T19">UB</text:span><text:span text:style-name="T14">)</text:span><text:span text:style-name="T19">. </text:span><text:span text:style-name="T14">Компилятор может разместить литерал в </text:span><text:soft-page-break/><text:span text:style-name="T19">read only memory (ROM), </text:span><text:span text:style-name="T14">так же может выполнить оптимизацию и разместить повторяющиеся значения по одному адресу.</text:span><text:span text:style-name="T19"> </text:span><text:span text:style-name="T14">Модификация одного значения может повлечь изменения в других. </text:span></text:p>
      <text:p text:style-name="P23"><text:span text:style-name="T19"/></text:p>
      <text:p text:style-name="P24"><text:span text:style-name="T19"><text:s/></text:span><text:span text:style-name="T15">Рассмотрим пример.</text:span></text:p>
      <text:p text:style-name="P16"><text:span text:style-name="T23">char</text:span><text:span text:style-name="T1"> *</text:span><text:span text:style-name="T30">c_str</text:span><text:span text:style-name="T1"> = </text:span><text:span text:style-name="T37">"box"</text:span><text:span text:style-name="T1">;</text:span></text:p>
      <text:p text:style-name="P16"><text:span text:style-name="T23">const</text:span><text:span text:style-name="T1"> </text:span><text:span text:style-name="T23">char</text:span><text:span text:style-name="T1"> *</text:span><text:span text:style-name="T30">cpp_str</text:span><text:span text:style-name="T1"> = </text:span><text:span text:style-name="T37">"fox"</text:span><text:span text:style-name="T1">;</text:span></text:p>
      <text:p text:style-name="P16"><text:span text:style-name="T1">*</text:span><text:span text:style-name="T23">const_cast</text:span><text:span text:style-name="T1">&lt;</text:span><text:span text:style-name="T23">char</text:span><text:span text:style-name="T1">*&gt;(</text:span><text:span text:style-name="T30">cpp_str</text:span><text:span text:style-name="T1">) = </text:span><text:span text:style-name="T37">'b'</text:span><text:span text:style-name="T1">; </text:span><text:span text:style-name="T42">// </text:span><text:span text:style-name="T43">lead to </text:span><text:span text:style-name="T42">UB!</text:span></text:p>
      <text:p text:style-name="P16"><text:span text:style-name="T1">*</text:span><text:span text:style-name="T30">c_str</text:span><text:span text:style-name="T1"> = </text:span><text:span text:style-name="T37">'f'</text:span><text:span text:style-name="T1">; </text:span><text:span text:style-name="T42">// <text:s/></text:span><text:span text:style-name="T43">lead to </text:span><text:span text:style-name="T42">UB!</text:span></text:p>
      <text:p text:style-name="P12"><text:span text:style-name="T48">Данный</text:span><text:span text:style-name="T44"> код </text:span><text:span text:style-name="T48">приводит к</text:span><text:span text:style-name="T44"> </text:span><text:span text:style-name="T46">UB.</text:span></text:p>
      <text:p text:style-name="P13"><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13"><text:span text:style-name="T3">Tip: </text:span><text:span text:style-name="T2">Если очень </text:span><text:span text:style-name="T6">захотеть, </text:span><text:span text:style-name="T2">то</text:span><text:span text:style-name="T3"> </text:span><text:span text:style-name="T2">изменить значение константтого литерал можно.</text:span><text:span text:style-name="T6"> </text:span><text:span text:style-name="T2">Для этого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13"><text:span text:style-name="T2">код для </text:span><text:span text:style-name="T3">Windows.</text:span></text:p>
      <text:p text:style-name="P13"><text:span text:style-name="T5"><text:tab/></text:span><text:span text:style-name="T27">const</text:span><text:span text:style-name="T5"> </text:span><text:span text:style-name="T27">char</text:span><text:span text:style-name="T5"> *</text:span><text:span text:style-name="T34">cpp_str</text:span><text:span text:style-name="T5"> = </text:span><text:span text:style-name="T40">"fox"</text:span><text:span text:style-name="T5">;</text:span></text:p>
      <text:p text:style-name="P5"><text:span text:style-name="T7"><text:s text:c="5"/><text:tab/></text:span><text:span text:style-name="T25">const</text:span><text:span text:style-name="T7"> </text:span><text:span text:style-name="T25">char</text:span><text:span text:style-name="T7"> *</text:span><text:span text:style-name="T32">cpp_str2</text:span><text:span text:style-name="T7"> = </text:span><text:span text:style-name="T38">"fox"</text:span><text:span text:style-name="T7">;</text:span></text:p>
      <text:p text:style-name="P5"><text:span text:style-name="T7"/></text:p>
      <text:p text:style-name="P5"><text:span text:style-name="T3"><text:s/><text:tab/></text:span><text:span text:style-name="T26">DWORD</text:span><text:span text:style-name="T5"> </text:span><text:span text:style-name="T34">OldProt</text:span><text:span text:style-name="T5">;</text:span></text:p>
      <text:p text:style-name="P5"><text:span text:style-name="T5"/></text:p>
      <text:p text:style-name="P5"><text:span text:style-name="T8"><text:s text:c="4"/><text:tab/></text:span><text:span text:style-name="T29">if</text:span><text:span text:style-name="T8"> (!</text:span><text:span text:style-name="T11">VirtualProtect</text:span><text:span text:style-name="T8">((</text:span><text:span text:style-name="T29">void</text:span><text:span text:style-name="T8">*)</text:span><text:span text:style-name="T35">cpp_str</text:span><text:span text:style-name="T8">, </text:span><text:span text:style-name="T11">strlen</text:span><text:span text:style-name="T8">(</text:span><text:span text:style-name="T35">cpp_str</text:span><text:span text:style-name="T8">), </text:span><text:span text:style-name="T65">PAGE_EXECUTE_READWRITE</text:span><text:span text:style-name="T8">, &amp;</text:span><text:span text:style-name="T35">OldProt</text:span><text:span text:style-name="T8">)){</text:span></text:p>
      <text:p text:style-name="P5"><text:span text:style-name="T8"><text:s text:c="7"/><text:tab/></text:span><text:span text:style-name="T11">printf</text:span><text:span text:style-name="T8">(</text:span><text:span text:style-name="T41">"Failed to change memory"</text:span><text:span text:style-name="T8">);</text:span></text:p>
      <text:p text:style-name="P5"><text:span text:style-name="T8"><text:s text:c="4"/><text:tab/>}</text:span></text:p>
      <text:p text:style-name="P5"><text:span text:style-name="T3"><text:tab/></text:span></text:p>
      <text:p text:style-name="P5"><text:span text:style-name="T3"><text:tab/>*</text:span><text:span text:style-name="T26">const_cast</text:span><text:span text:style-name="T3">&lt;</text:span><text:span text:style-name="T26">char</text:span><text:span text:style-name="T3">*&gt;(</text:span><text:span text:style-name="T33">cpp_str</text:span><text:span text:style-name="T3">) = </text:span><text:span text:style-name="T39">'b'</text:span><text:span text:style-name="T3">;</text:span></text:p>
      <text:p text:style-name="P5"><text:span text:style-name="T3"><text:tab/></text:span></text:p>
      <text:p text:style-name="P5"><text:span text:style-name="T3"><text:tab/></text:span><text:span text:style-name="T26">std</text:span><text:span text:style-name="T5">::</text:span><text:span text:style-name="T33">cout</text:span><text:span text:style-name="T5"> </text:span><text:span text:style-name="T51">&lt;&lt;</text:span><text:span text:style-name="T5"> </text:span><text:span text:style-name="T34">cpp_str</text:span><text:span text:style-name="T5"> </text:span><text:span text:style-name="T51">&lt;&lt;</text:span><text:span text:style-name="T5"> </text:span><text:span text:style-name="T26">std</text:span><text:span text:style-name="T5">::</text:span><text:span text:style-name="T12">endl</text:span><text:span text:style-name="T5">;</text:span></text:p>
      <text:p text:style-name="P5"><text:span text:style-name="T8"><text:s text:c="4"/><text:tab/></text:span><text:span text:style-name="T28">std</text:span><text:span text:style-name="T8">::</text:span><text:span text:style-name="T36">cout</text:span><text:span text:style-name="T8"> </text:span><text:span text:style-name="T50">&lt;&lt;</text:span><text:span text:style-name="T8"> </text:span><text:span text:style-name="T35">cpp_str2</text:span><text:span text:style-name="T8"> </text:span><text:span text:style-name="T50">&lt;&lt;</text:span><text:span text:style-name="T8"> </text:span><text:span text:style-name="T28">std</text:span><text:span text:style-name="T8">::</text:span><text:span text:style-name="T11">endl</text:span><text:span text:style-name="T8">;</text:span></text:p>
      <text:p text:style-name="P5"><text:span text:style-name="T3"/></text:p>
      <text:p text:style-name="P5"><text:span text:style-name="T3"><text:tab/></text:span><text:span text:style-name="T6">Как и следовало ожидать, </text:span><text:span text:style-name="T2">программа дважды выводит </text:span><text:span text:style-name="T3">'</text:span><text:span text:style-name="T4">box'</text:span><text:span text:style-name="T3">,</text:span></text:p>
      <text:p text:style-name="P5"><text:span text:style-name="T3"><text:tab/></text:span><text:span text:style-name="T2">при дефолтных настройках компилятора.</text:span></text:p>
      <text:p text:style-name="P5"><text:span text:style-name="T3"><text:tab/></text:span></text:p>
      <text:p text:style-name="P31">Константные значения и <text:span text:style-name="T56">magic numbers</text:span>.</text:p>
      <text:p text:style-name="P30">Взглянем на следующий код вычисления длины круга, по формуле известной со школьной скамьи. Наивная реализация может быть такой.</text:p>
      <text:p text:style-name="P30">float GetCircleLen(float rad)</text:p>
      <text:p text:style-name="P2">{</text:p>
      <text:p text:style-name="P2"><text:tab/>If (rad &lt; 0.f){</text:p>
      <text:p text:style-name="P2"><text:soft-page-break/><text:tab/><text:tab/>error("invalid parameter");</text:p>
      <text:p text:style-name="P2"><text:tab/><text:tab/>return 0.f;</text:p>
      <text:p text:style-name="P2">}</text:p>
      <text:p text:style-name="P2"><text:tab/>return 2.f * 3.1415f * rad; </text:p>
      <text:p text:style-name="P2">}</text:p>
      <text:p text:style-name="P33">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34">float GetCircleLen(float rad)</text:p>
      <text:p text:style-name="P34">{</text:p>
      <text:p text:style-name="P34"><text:tab/>If (rad &lt; 0.f){</text:p>
      <text:p text:style-name="P34"><text:tab/><text:tab/>error("invalid parameter");</text:p>
      <text:p text:style-name="P34"><text:tab/><text:tab/>return 0.f;</text:p>
      <text:p text:style-name="P34"><text:s text:c="17"/>}</text:p>
      <text:p text:style-name="P34"><text:s text:c="14"/>const float PI = 3.1415f;</text:p>
      <text:p text:style-name="P34"><text:tab/>return 2.f * PI * rad; </text:p>
      <text:p text:style-name="P34">}</text:p>
      <text:p text:style-name="P34">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34">//...</text:p>
      <text:p text:style-name="P34">const float PI_x_2 = 6.28f;</text:p>
      <text:p text:style-name="P34">return PI_x_2 * rad;</text:p>
      <text:p text:style-name="P34">//…</text:p>
      <text:p text:style-name="P36"><text:span text:style-name="T44">В С++ модификатор const это указание компилятору что значение нельзя переприсваивать после инициализации.</text:span><text:span text:style-name="T46"> </text:span><text:span text:style-name="T44">Все проверки происходят в </text:span><text:span text:style-name="T46">compile-time,</text:span><text:span text:style-name="T44"> так что скомпилированый код не несет никаких дополнительных расходов в </text:span><text:span text:style-name="T46">runtime. </text:span><text:span text:style-name="T44"><text:s/>Там не мение, стандарт оставляет право за компилятором решать в какой памяти размещать</text:span><text:span text:style-name="T46"> </text:span><text:span text:style-name="T44">константные данные и оптимизировать код по своему усмотрению.</text:span></text:p>
      <text:p text:style-name="P35"><text:soft-page-break/>Расмотрим следующий код. </text:p>
      <text:p text:style-name="P36"><text:span text:style-name="T23">const</text:span><text:span text:style-name="T1"> </text:span><text:span text:style-name="T23">int</text:span><text:span text:style-name="T1"> </text:span><text:span text:style-name="T30">someVar</text:span><text:span text:style-name="T1"> = 1;</text:span></text:p>
      <text:p text:style-name="P36"><text:span text:style-name="T23">const</text:span><text:span text:style-name="T1"> </text:span><text:span text:style-name="T23">int</text:span><text:span text:style-name="T1"> *</text:span><text:span text:style-name="T30">ptr</text:span><text:span text:style-name="T1"> = &amp;</text:span><text:span text:style-name="T30">someVar</text:span><text:span text:style-name="T1">;</text:span></text:p>
      <text:p text:style-name="P36"><text:span text:style-name="T24">std</text:span><text:span text:style-name="T1">::</text:span><text:span text:style-name="T31">cout</text:span><text:span text:style-name="T1"> </text:span><text:span text:style-name="T49">&lt;&lt;</text:span><text:span text:style-name="T1"> *</text:span><text:span text:style-name="T30">ptr</text:span><text:span text:style-name="T1"> </text:span><text:span text:style-name="T49">&lt;&lt;</text:span><text:span text:style-name="T1"> </text:span><text:span text:style-name="T24">std</text:span><text:span text:style-name="T1">::</text:span><text:span text:style-name="T10">endl</text:span><text:span text:style-name="T1">;</text:span></text:p>
      <text:p text:style-name="P36"><text:span text:style-name="T1">*(</text:span><text:span text:style-name="T23">const_cast</text:span><text:span text:style-name="T1">&lt;</text:span><text:span text:style-name="T23">int</text:span><text:span text:style-name="T1">*&gt;(</text:span><text:span text:style-name="T30">ptr</text:span><text:span text:style-name="T1">)) = 2;</text:span></text:p>
      <text:p text:style-name="P36"><text:span text:style-name="T24">std</text:span><text:span text:style-name="T1">::</text:span><text:span text:style-name="T31">cout</text:span><text:span text:style-name="T1"> </text:span><text:span text:style-name="T49">&lt;&lt;</text:span><text:span text:style-name="T1"> *</text:span><text:span text:style-name="T30">ptr</text:span><text:span text:style-name="T1"> </text:span><text:span text:style-name="T49">&lt;&lt;</text:span><text:span text:style-name="T1"> </text:span><text:span text:style-name="T24">std</text:span><text:span text:style-name="T1">::</text:span><text:span text:style-name="T10">endl</text:span><text:span text:style-name="T5">;</text:span></text:p>
      <text:p text:style-name="P37">и</text:p>
      <text:p text:style-name="P38"><text:span text:style-name="T1"><text:s/></text:span><text:span text:style-name="T23">const</text:span><text:span text:style-name="T1"> </text:span><text:span text:style-name="T23">int</text:span><text:span text:style-name="T1"> </text:span><text:span text:style-name="T30">someVar</text:span><text:span text:style-name="T1"> = 1;</text:span></text:p>
      <text:p text:style-name="P38"><text:span text:style-name="T1"><text:s/></text:span><text:span text:style-name="T23">const</text:span><text:span text:style-name="T1"> </text:span><text:span text:style-name="T23">int</text:span><text:span text:style-name="T1"> *</text:span><text:span text:style-name="T30">ptr</text:span><text:span text:style-name="T1"> = &amp;</text:span><text:span text:style-name="T30">someVar</text:span><text:span text:style-name="T1">;</text:span></text:p>
      <text:p text:style-name="P38"><text:span text:style-name="T1"><text:s/></text:span><text:span text:style-name="T24">std</text:span><text:span text:style-name="T1">::</text:span><text:span text:style-name="T31">cout</text:span><text:span text:style-name="T1"> </text:span><text:span text:style-name="T49">&lt;&lt;</text:span><text:span text:style-name="T1"> </text:span><text:span text:style-name="T30">someVar</text:span><text:span text:style-name="T1"> </text:span><text:span text:style-name="T49">&lt;&lt;</text:span><text:span text:style-name="T1"> </text:span><text:span text:style-name="T24">std</text:span><text:span text:style-name="T1">::</text:span><text:span text:style-name="T10">endl</text:span><text:span text:style-name="T1">;</text:span></text:p>
      <text:p text:style-name="P38"><text:span text:style-name="T1"><text:s/>*(</text:span><text:span text:style-name="T23">const_cast</text:span><text:span text:style-name="T1">&lt;</text:span><text:span text:style-name="T23">int</text:span><text:span text:style-name="T1">*&gt;(</text:span><text:span text:style-name="T30">ptr</text:span><text:span text:style-name="T1">)) = 2;</text:span></text:p>
      <text:p text:style-name="P38"><text:span text:style-name="T1"><text:s/></text:span><text:span text:style-name="T24">std</text:span><text:span text:style-name="T1">::</text:span><text:span text:style-name="T31">cout</text:span><text:span text:style-name="T1"> </text:span><text:span text:style-name="T49">&lt;&lt;</text:span><text:span text:style-name="T1"> </text:span><text:span text:style-name="T30">someVar</text:span><text:span text:style-name="T1"> </text:span><text:span text:style-name="T49">&lt;&lt;</text:span><text:span text:style-name="T1"> </text:span><text:span text:style-name="T24">std</text:span><text:span text:style-name="T1">::</text:span><text:span text:style-name="T10">endl</text:span><text:span text:style-name="T1">;</text:span></text:p>
      <text:p text:style-name="P38"><text:span text:style-name="T1"><text:s/></text:span><text:span text:style-name="T1"><text:s/>// 1 </text:span><text:span text:style-name="T5">: 1</text:span></text:p>
      <text:p text:style-name="P36"><text:span text:style-name="T44">В первом случае</text:span><text:span text:style-name="T46">, </text:span><text:span text:style-name="T44">мы как и ожидаем</text:span><text:span text:style-name="T46">, </text:span><text:span text:style-name="T44">получим вывод </text:span><text:span text:style-name="T46">(</text:span><text:span text:style-name="T44">1</text:span><text:span text:style-name="T46">,2) </text:span><text:span text:style-name="T44">во втором случае нас ждет сюрприз</text:span><text:span text:style-name="T46"> - (</text:span><text:span text:style-name="T44">1</text:span><text:span text:style-name="T46">,1). </text:span><text:span text:style-name="T44">Дело в том что компилятор оптимизировал код</text:span><text:span text:style-name="T46">, </text:span><text:span text:style-name="T44">не ожидая от нас <text:s/>такой подлости с заменой значения константы. Имейте ввиду</text:span><text:span text:style-name="T46">,</text:span><text:span text:style-name="T44"> этот код может приводить к краху приложения</text:span><text:span text:style-name="T46"> </text:span><text:span text:style-name="T44">на вполне законных основаниях. Стандарт говорит что изменение константы это всегда </text:span><text:span text:style-name="T46">Undefined Behaviour</text:span><text:span text:style-name="T44"> </text:span><text:span text:style-name="T46">(UB), </text:span><text:span text:style-name="T44">а значит поведение может отличатся на разных компиляторах</text:span><text:span text:style-name="T46">, </text:span><text:span text:style-name="T44">или что еще хуже - на разных версиях одного и того же компилятора.</text:span></text:p>
      <text:p text:style-name="P36"><text:span text:style-name="T44"/></text:p>
      <text:p text:style-name="P36"><text:span text:style-name="T44"/></text:p>
      <text:p text:style-name="P36"><text:span text:style-name="T44"/></text:p>
      <text:p text:style-name="P36"><text:span text:style-name="T44"/></text:p>
      <text:p text:style-name="P36"><text:span text:style-name="T44"/></text:p>
      <text:p text:style-name="P36"><text:span text:style-name="T44"/></text:p>
      <text:p text:style-name="P36"><text:span text:style-name="T44"/></text:p>
      <text:p text:style-name="P36"><text:span text:style-name="T44"/></text:p>
      <text:p text:style-name="P36"><text:span text:style-name="T44"/></text:p>
      <text:p text:style-name="P36"><text:span text:style-name="T44"/></text:p>
      <text:p text:style-name="P36"><text:span text:style-name="T44"/></text:p>
      <text:p text:style-name="P36"><text:span text:style-name="T44"/></text:p>
      <text:p text:style-name="P36"><text:soft-page-break/><text:span text:style-name="T44"/></text:p>
      <text:p text:style-name="P25">Константные указатели</text:p>
      <text:p text:style-name="P26">При работе с указателями возможны следующие объявления</text:p>
      <text:p text:style-name="P28">const X * ptr</text:p>
      <text:p text:style-name="P28">X const * ptr;</text:p>
      <text:p text:style-name="P28">X * const ptr;</text:p>
      <text:p text:style-name="P28">const X * const ptr;</text:p>
      <text:p text:style-name="P32">Несмотря на некоторую запутаность<text:span text:style-name="T53">,</text:span> здесь достаточно простая семантика. Читайте выражение справа налево.<text:span text:style-name="T53"> С</text:span>имвол <text:span text:style-name="T56">'</text:span><text:span text:style-name="T9">*</text:span><text:span text:style-name="T56">' </text:span>разделяет выражение на две части<text:span text:style-name="T53">, </text:span>тип и указатель. См<text:span text:style-name="T53">.</text:span> рисунок ниже<text:span text:style-name="T53">, ф</text:span>иолетовым обозначено то что относится к переменной<text:span text:style-name="T53">, </text:span>синим к указателю.</text:p>
      <text:p text:style-name="P29"><text:span text:style-name="T63">const X </text:span><text:span text:style-name="T64">*</text:span><text:span text:style-name="T62"> </text:span><text:span text:style-name="T60">p</text:span><text:span text:style-name="T62">tr </text:span><text:span text:style-name="T70">—</text:span><text:span text:style-name="T61"> </text:span><text:span text:style-name="T71">указатель </text:span><text:span text:style-name="T74">ptr</text:span><text:span text:style-name="T72"> </text:span><text:span text:style-name="T71">на объект типа </text:span><text:span text:style-name="T72">X </text:span><text:span text:style-name="T71">который констанантный. </text:span><text:span text:style-name="T73">Обьект </text:span><text:span text:style-name="T71">на который указывает </text:span><text:span text:style-name="T72">ptr</text:span><text:span text:style-name="T73">, <text:tab/><text:tab/><text:tab/> нельзя изменять <text:s/>посредством указателя </text:span><text:span text:style-name="T72">ptr.</text:span></text:p>
      <text:p text:style-name="P29"><text:span text:style-name="T63"><text:s/>X const </text:span><text:span text:style-name="T64">*</text:span><text:span text:style-name="T62"> ptr</text:span><text:span text:style-name="T70">—</text:span><text:span text:style-name="T61"> </text:span><text:span text:style-name="T71">указатель </text:span><text:span text:style-name="T74">ptr</text:span><text:span text:style-name="T71"> на констанантный объект типа </text:span><text:span text:style-name="T72">X. </text:span><text:span text:style-name="T73">Обьект </text:span><text:span text:style-name="T71">на который указывает </text:span><text:span text:style-name="T72">ptr</text:span><text:span text:style-name="T73">,</text:span><text:span text:style-name="T72"> </text:span><text:span text:style-name="T73">нельзя <text:tab/><text:tab/><text:tab/> изменять посредством указателя</text:span><text:span text:style-name="T72">.</text:span></text:p>
      <text:p text:style-name="P29"><text:span text:style-name="T63">X </text:span><text:span text:style-name="T64">*</text:span><text:span text:style-name="T62"> const ptr </text:span><text:span text:style-name="T70">– </text:span><text:span text:style-name="T71">константный указатель </text:span><text:span text:style-name="T74">ptr</text:span><text:span text:style-name="T71"> на объект </text:span><text:span text:style-name="T73">типа </text:span><text:span text:style-name="T72">X. </text:span><text:span text:style-name="T71">Указатель </text:span><text:span text:style-name="T72">ptr </text:span><text:span text:style-name="T71">нельзя изменять</text:span><text:span text:style-name="T73">, </text:span><text:span text:style-name="T71">сам обьект можно.</text:span></text:p>
      <text:p text:style-name="P27"><text:span text:style-name="T67">const X </text:span><text:span text:style-name="T68">*</text:span><text:span text:style-name="T69"> const ptr </text:span><text:span text:style-name="T59">—</text:span><text:span text:style-name="T70"> константный указатель на объект константн</text:span><text:span text:style-name="T59">о</text:span><text:span text:style-name="T70">го типа </text:span><text:span text:style-name="T59">X. </text:span><text:span text:style-name="T70">Ни объект, ни указатель <text:tab/><text:tab/><text:tab/><text:tab/>изменять нельзя.</text:span></text:p>
      <text:p text:style-name="P26"/>
      <text:p text:style-name="P32">Внимательный <text:span text:style-name="T53">читатель уже</text:span> наверное заметили<text:span text:style-name="T53">, </text:span>что первая и вторая строчка семантически одинаковы. <text:span text:style-name="T53">Так и есть </text:span><text:span text:style-name="T57">const int * ptr </text:span>и <text:span text:style-name="T57">int const * ptr</text:span><text:span text:style-name="T53">, </text:span>означают одно и то же.</text:p>
      <text:p text:style-name="P26"><text:span text:style-name="T58">Tip: </text:span><text:span text:style-name="T66">Есть разные мнения на счет написания </text:span><text:span text:style-name="T58">const </text:span><text:span text:style-name="T66">слева и справа от типа. Некоторый считают что </text:span><text:span text:style-name="T58">const </text:span><text:span text:style-name="T66">справа более консистентное с точки зрения правил языка. Тем не менее</text:span><text:span text:style-name="T54">, </text:span><text:span text:style-name="T66">при понимании семантики</text:span><text:span text:style-name="T54">, </text:span><text:span text:style-name="T66">порядок не имеет значения. </text:span></text:p>
      <text:p text:style-name="P2"/>
      <text:p text:style-name="P8"><text:span text:style-name="T45">Расмотрим константы как члены класса</text:span><text:span text:style-name="T47">.</text:span></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1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5T13:22:41.89</dc:date>
    <meta:generator>OpenOffice/4.1.2$Win32 OpenOffice.org_project/412m3$Build-9782</meta:generator>
    <meta:editing-duration>P2DT18H3M39S</meta:editing-duration>
    <meta:editing-cycles>50</meta:editing-cycles>
    <meta:document-statistic meta:table-count="0" meta:image-count="0" meta:object-count="0" meta:page-count="7" meta:paragraph-count="107" meta:word-count="1457" meta:character-count="9909"/>
  </office:meta>
</office:document-meta>
</file>